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9415c" style:font-size-asian="12.25pt" style:font-size-complex="14pt"/>
    </style:style>
    <style:style style:name="T2" style:family="text">
      <style:text-properties officeooo:rsid="0009415c"/>
    </style:style>
    <style:style style:name="T3" style:family="text">
      <style:text-properties officeooo:rsid="000acb08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1.224in" svg:y1="10.8531in" svg:x2="1.2248in" svg:y2="11.4354in">
          <text:p/>
        </draw:line>
        <draw:line draw:style-name="gr2" draw:text-style-name="P6" svg:x1="0.8354in" svg:y1="10.8488in" svg:x2="8.0248in" svg:y2="10.8488in">
          <text:p/>
        </draw:line>
        <draw:line draw:style-name="gr2" draw:text-style-name="P6" svg:x1="1.6173in" svg:y1="10.8531in" svg:x2="1.6181in" svg:y2="11.4354in">
          <text:p/>
        </draw:line>
        <draw:line draw:style-name="gr2" draw:text-style-name="P6" svg:x1="2.6012in" svg:y1="10.8531in" svg:x2="2.602in" svg:y2="11.4354in">
          <text:p/>
        </draw:line>
        <draw:line draw:style-name="gr2" draw:text-style-name="P6" svg:x1="3.1909in" svg:y1="10.8587in" svg:x2="3.1917in" svg:y2="11.4354in">
          <text:p/>
        </draw:line>
        <draw:line draw:style-name="gr2" draw:text-style-name="P6" svg:x1="3.5854in" svg:y1="10.8531in" svg:x2="3.5862in" svg:y2="11.4299in">
          <text:p/>
        </draw:line>
        <draw:line draw:style-name="gr2" draw:text-style-name="P6" svg:x1="7.6382in" svg:y1="10.8531in" svg:x2="7.6398in" svg:y2="11.4354in">
          <text:p/>
        </draw:line>
        <draw:line draw:style-name="gr3" draw:text-style-name="P6" svg:x1="0.8354in" svg:y1="11.0445in" svg:x2="3.5791in" svg:y2="11.0453in">
          <text:p/>
        </draw:line>
        <draw:line draw:style-name="gr2" draw:text-style-name="P6" svg:x1="0.8354in" svg:y1="11.2433in" svg:x2="3.5791in" svg:y2="11.2433in">
          <text:p/>
        </draw:line>
        <draw:line draw:style-name="gr3" draw:text-style-name="P6" svg:x1="7.6425in" svg:y1="11.0472in" svg:x2="8.0276in" svg:y2="11.0472in">
          <text:p/>
        </draw:line>
        <draw:frame draw:style-name="gr4" draw:text-style-name="P8" svg:width="0.3594in" svg:height="0.1713in" svg:x="0.85in" svg:y="11.2512in">
          <draw:text-box>
            <text:p text:style-name="P7"><text:span text:style-name="T4">Изм.</text:span></text:p>
          </draw:text-box>
        </draw:frame>
        <draw:frame draw:style-name="gr4" draw:text-style-name="P8" svg:width="0.3598in" svg:height="0.1713in" svg:x="1.2398in" svg:y="11.2512in">
          <draw:text-box>
            <text:p text:style-name="P7"><text:span text:style-name="T4">Лист</text:span></text:p>
          </draw:text-box>
        </draw:frame>
        <draw:frame draw:style-name="gr4" draw:text-style-name="P8" svg:width="0.9248in" svg:height="0.1713in" svg:x="1.6472in" svg:y="11.2512in">
          <draw:text-box>
            <text:p text:style-name="P7"><text:span text:style-name="T4">№ </text:span><text:span text:style-name="T4">докум.</text:span></text:p>
          </draw:text-box>
        </draw:frame>
        <draw:frame draw:style-name="gr4" draw:text-style-name="P10" svg:width="0.5531in" svg:height="0.1713in" svg:x="2.6236in" svg:y="11.2512in">
          <draw:text-box>
            <text:p text:style-name="P9"><text:span text:style-name="T4">Подпись</text:span></text:p>
          </draw:text-box>
        </draw:frame>
        <draw:frame draw:style-name="gr4" draw:text-style-name="P8" svg:width="0.3598in" svg:height="0.1713in" svg:x="3.2087in" svg:y="11.2512in">
          <draw:text-box>
            <text:p text:style-name="P7"><text:span text:style-name="T4">Дата</text:span></text:p>
          </draw:text-box>
        </draw:frame>
        <draw:frame draw:style-name="gr4" draw:text-style-name="P8" svg:width="0.3598in" svg:height="0.1717in" svg:x="7.6535in" svg:y="10.8685in">
          <draw:text-box>
            <text:p text:style-name="P7"><text:span text:style-name="T4">Лист</text:span></text:p>
          </draw:text-box>
        </draw:frame>
        <draw:frame draw:style-name="gr4" draw:text-style-name="P8" svg:width="0.3598in" svg:height="0.2358in" svg:x="7.6535in" svg:y="11.1248in">
          <draw:text-box>
            <text:p text:style-name="P7"><text:span text:style-name="T5">6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7"><text:span text:style-name="T6">КП-АПИ(Ф)НГТУ-210201.65-(АВР09-1)-08-14</text:span></text:p>
          </draw:text-box>
        </draw:frame>
      </draw:g>
      <text:p text:style-name="P4"/>
      <text:p text:style-name="P2"><text:tab/><text:span text:style-name="T1">2 Выбор типа и организационной формы производства</text:span></text:p>
      <text:p text:style-name="P3"><text:tab/><text:span text:style-name="T2">Тип и организационная форма производства выбираются в соответствии с программой выпуска и режимом работы данного предприятия.</text:span></text:p>
      <text:p text:style-name="P3"><text:tab/><text:span text:style-name="T2">В соответствии с ГОСТ 14.004-83 в зависимости от номенклатуры, регулярности, стабильности и объема выпуска применительно к одному предприятию различают несколько типов производства: единичное, серийное и массовое.</text:span></text:p>
      <text:p text:style-name="P3"><text:tab/><text:span text:style-name="T2">Единичное производство характеризуется широтой номенклатуры и малым объемом выпуска изделий</text:span>. <text:span text:style-name="T2">При этом под объемом выпуска подразумевается количество изделий определенных наименований, типоразмера и исполнения, изготавливаемых предприятием или его подразделениями в течении планируемого интервала времени.</text:span></text:p>
      <text:p text:style-name="P3"><text:tab/><text:span text:style-name="T2">Серийное производство характеризуется ограниченной номенклатурой изделий, изготавливаемых периодически повторяющимися партиями и сравнительно большим объемом выпуска. В зависимости от количества изделий различают мелко-, средне- и крупносерийное производство.</text:span></text:p>
      <text:p text:style-name="P3"><text:tab/><text:span text:style-name="T2">Массовое производство характеризуется узкой номенклатурой и большим объемом выпуска изделий, непрерывно изготавливаемых в течении продолжительного времени.</text:span></text:p>
      <text:p text:style-name="P3"><text:tab/><text:span text:style-name="T2">Согласно заданию, программа выпуска изделия составляет 1000 штук в год при односменной работе и восьмичасовом рабочем дне</text:span>. <text:span text:style-name="T3">Исходя из этого, выбираем мелкосерийное производство, изготовление изделий при котором ведется партиями или мелкими партиями, повторяющимися через определенные промежутки времени.</text:span></text:p>
      <text:p text:style-name="P3"><text:tab/><text:span text:style-name="T3">На следующем этапе выбираем организационную форму производства. Различают две основные формы производства – поточную и непоточную. Наиболее целесообразной формой для мелкосерийного производства является непоточная форма производства, то есть сборка по принципу концентрации производства. Сборка выполняется при неподвижном собираемом изделии, на одном рабочем месте, к которому подаются все необходимые комплектующие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35:31.052477902</dc:date>
    <meta:editing-duration>PT25M26S</meta:editing-duration>
    <meta:editing-cycles>11</meta:editing-cycles>
    <meta:generator>LibreOffice/4.1.4.2$Linux_X86_64 LibreOffice_project/410m0$Build-2</meta:generator>
    <meta:document-statistic meta:table-count="0" meta:image-count="0" meta:object-count="0" meta:page-count="1" meta:paragraph-count="8" meta:word-count="209" meta:character-count="1832" meta:non-whitespace-character-count="1622"/>
  </office:meta>
</office:document-meta>
</file>